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06cm"/>
    </style:style>
    <style:style style:name="co1" style:family="table-column">
      <style:table-column-properties style:column-width="3.909cm" style:use-optimal-column-width="false"/>
    </style:style>
    <style:style style:name="co2" style:family="table-column">
      <style:table-column-properties style:column-width="3.922cm" style:use-optimal-column-width="false"/>
    </style:style>
    <style:style style:name="ro1" style:family="table-row">
      <style:table-row-properties style:row-height="1.348cm"/>
    </style:style>
    <style:style style:name="ce1" style:family="table-cell">
      <style:graphic-properties style:repeat="repeat"/>
    </style:style>
    <style:style style:name="P1" style:family="paragraph">
      <style:text-properties fo:font-size="20pt"/>
    </style:style>
    <style:style style:name="P2" style:family="paragraph">
      <style:text-properties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/>
            <text:p>Project 7: Genetic Algorithms</text:p>
            <text:p>Josh Bodah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Used “adult” census income data set</text:p>
                <text:p/>
              </text:list-item>
              <text:list-item>
                <text:p>Wrote own Ruby code to implement genetic algorithm to learn the weights for a neural network</text:p>
                <text:p/>
              </text:list-item>
              <text:list-item>
                <text:p>Based on psuedocode in Russel and Norvig</text:p>
              </text:list-item>
            </text:list>
          </draw:text-box>
        </draw:frame>
        <draw:frame presentation:style-name="pr4" draw:layer="layout" svg:width="25.199cm" svg:height="3.506cm" svg:x="1.4cm" svg:y="0.837cm" presentation:class="title">
          <draw:text-box>
            <text:p>Overview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eprocessing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Used Weka to convert nominal attributes into binary numeric ones</text:p>
                <text:p/>
              </text:list-item>
              <text:list-item>
                <text:p>Wrote code to normalize the attributes and remove any instances with missing row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sign Decisions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Hypothesis encoded: used an array instead of a binary string. n + 1 weights per node.</text:p>
                <text:p/>
              </text:list-item>
              <text:list-item>
                <text:p>Population: size varied (25, 50, 75, 100). Weights were initialized by randomly sampling [-1,1]</text:p>
                <text:p/>
              </text:list-item>
              <text:list-item>
                <text:p>Fitness function: used classification accuracy on the data (take sum of weights * attribute values and threshol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sign Decision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Selection method: used fitness proportionate selection. Two parents were chosen to spawn two children during each reproduction phase.</text:p>
                <text:p/>
              </text:list-item>
              <text:list-item>
                <text:p>Crossover: used single point crossover. When parents reproduced, two paired children ([0, cross-1] of mother, [cross-1, size] of father and vice versa) were spawn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sign Decision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Mutation method: based on mutation rate, randomly regenerated one random weight of the individual</text:p>
                <text:p/>
              </text:list-item>
              <text:list-item>
                <text:p>Termination criteria:</text:p>
                <text:list>
                  <text:list-item>
                    <text:p>Timeout (optional)</text:p>
                  </text:list-item>
                  <text:list-item>
                    <text:p>Fitness threshol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xperiment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1 hidden layer node solution using entire data set to train</text:p>
                <text:p/>
              </text:list-item>
              <text:list-item>
                <text:p>Weka → 84% accuracy in ~1m</text:p>
                <text:p/>
              </text:list-item>
              <text:list-item>
                <text:p>Ran genetic algorithm for 4.5 hours (pop_size = 20, mutation_rate = 0.3), best solution was 74%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layer="layout" svg:width="25.746cm" svg:height="14.478cm" svg:x="1.203cm" svg:y="3.302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" draw:layer="layout" svg:width="25.297cm" svg:height="14.224cm" svg:x="1.654cm" svg:y="3.556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" draw:layer="layout" svg:width="24.843cm" svg:height="13.97cm" svg:x="1.654cm" svg:y="3.556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arallelization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Took a multithreaded approach</text:p>
                <text:p/>
              </text:list-item>
              <text:list-item>
                <text:p>Create separate threads when reproducing and when evaluating individual's fitness</text:p>
                <text:p/>
              </text:list-item>
              <text:list-item>
                <text:p>(Got a solution for threshold = 0.8 with pop_size = 100 and mut_rate = 0.3 after ~3-4hr but ran into an exception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ime-limited Comparison</text:p>
          </draw:text-box>
        </draw:frame>
        <draw:frame presentation:style-name="pr3" draw:layer="layout" svg:width="24.639cm" svg:height="1.944cm" svg:x="1.4cm" svg:y="4.914cm" presentation:class="outline" presentation:user-transformed="true">
          <draw:text-box>
            <text:list text:style-name="L2">
              <text:list-item>
                <text:p>Ran for 5 minutes (mut_rate = 0.15)</text:p>
              </text:list-item>
            </text:list>
          </draw:text-box>
        </draw:frame>
        <draw:frame draw:style-name="standard" draw:layer="layout" svg:width="23.492cm" svg:height="12.468cm" svg:x="2.132cm" svg:y="7.0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>
                <text:p>Parallel?</text:p>
              </table:table-cell>
              <table:table-cell>
                <text:p>Pop_size</text:p>
              </table:table-cell>
              <table:table-cell>
                <text:p>Individuals processed</text:p>
              </table:table-cell>
              <table:table-cell>
                <text:p>Best Fit</text:p>
              </table:table-cell>
              <table:table-cell>
                <text:p>Pop Fit Avg</text:p>
              </table:table-cell>
              <table:table-cell>
                <text:p>Std Dev of Fit</text:p>
              </table:table-cell>
            </table:table-row>
            <table:table-row table:style-name="ro1" table:default-cell-style-name="ce1">
              <table:table-cell>
                <text:p>N</text:p>
              </table:table-cell>
              <table:table-cell>
                <text:p>24</text:p>
              </table:table-cell>
              <table:table-cell>
                <text:p>284</text:p>
              </table:table-cell>
              <table:table-cell>
                <text:p>75%</text:p>
              </table:table-cell>
              <table:table-cell>
                <text:p>72%</text:p>
              </table:table-cell>
              <table:table-cell>
                <text:p>.04</text:p>
              </table:table-cell>
            </table:table-row>
            <table:table-row table:style-name="ro1" table:default-cell-style-name="ce1">
              <table:table-cell>
                <text:p>N</text:p>
              </table:table-cell>
              <table:table-cell>
                <text:p>50</text:p>
              </table:table-cell>
              <table:table-cell>
                <text:p>222</text:p>
              </table:table-cell>
              <table:table-cell>
                <text:p>76%</text:p>
              </table:table-cell>
              <table:table-cell>
                <text:p>60%</text:p>
              </table:table-cell>
              <table:table-cell>
                <text:p>.11</text:p>
              </table:table-cell>
            </table:table-row>
            <table:table-row table:style-name="ro1" table:default-cell-style-name="ce1">
              <table:table-cell>
                <text:p>N</text:p>
              </table:table-cell>
              <table:table-cell>
                <text:p>74</text:p>
              </table:table-cell>
              <table:table-cell>
                <text:p>198</text:p>
              </table:table-cell>
              <table:table-cell>
                <text:p>75%</text:p>
              </table:table-cell>
              <table:table-cell>
                <text:p>58%</text:p>
              </table:table-cell>
              <table:table-cell>
                <text:p>.15</text:p>
              </table:table-cell>
            </table:table-row>
            <table:table-row table:style-name="ro1" table:default-cell-style-name="ce1">
              <table:table-cell>
                <text:p>N</text:p>
              </table:table-cell>
              <table:table-cell>
                <text:p>100</text:p>
              </table:table-cell>
              <table:table-cell>
                <text:p>252</text:p>
              </table:table-cell>
              <table:table-cell>
                <text:p>75%</text:p>
              </table:table-cell>
              <table:table-cell>
                <text:p>54%</text:p>
              </table:table-cell>
              <table:table-cell>
                <text:p>.15</text:p>
              </table:table-cell>
            </table:table-row>
            <table:table-row table:style-name="ro1" table:default-cell-style-name="ce1">
              <table:table-cell>
                <text:p>Y</text:p>
              </table:table-cell>
              <table:table-cell>
                <text:p>24</text:p>
              </table:table-cell>
              <table:table-cell>
                <text:p>793</text:p>
              </table:table-cell>
              <table:table-cell>
                <text:p>75%</text:p>
              </table:table-cell>
              <table:table-cell>
                <text:p>74%</text:p>
              </table:table-cell>
              <table:table-cell>
                <text:p>.005</text:p>
              </table:table-cell>
            </table:table-row>
            <table:table-row table:style-name="ro1" table:default-cell-style-name="ce1">
              <table:table-cell>
                <text:p>Y</text:p>
              </table:table-cell>
              <table:table-cell>
                <text:p>50</text:p>
              </table:table-cell>
              <table:table-cell>
                <text:p>700</text:p>
              </table:table-cell>
              <table:table-cell>
                <text:p>75%</text:p>
              </table:table-cell>
              <table:table-cell>
                <text:p>68%</text:p>
              </table:table-cell>
              <table:table-cell>
                <text:p>.07</text:p>
              </table:table-cell>
            </table:table-row>
            <table:table-row table:style-name="ro1" table:default-cell-style-name="ce1">
              <table:table-cell>
                <text:p>Y</text:p>
              </table:table-cell>
              <table:table-cell>
                <text:p>74</text:p>
              </table:table-cell>
              <table:table-cell>
                <text:p>741</text:p>
              </table:table-cell>
              <table:table-cell>
                <text:p>75%</text:p>
              </table:table-cell>
              <table:table-cell>
                <text:p>66%</text:p>
              </table:table-cell>
              <table:table-cell>
                <text:p>.10</text:p>
              </table:table-cell>
            </table:table-row>
            <table:table-row table:style-name="ro1" table:default-cell-style-name="ce1">
              <table:table-cell>
                <text:p>Y</text:p>
              </table:table-cell>
              <table:table-cell>
                <text:p>100</text:p>
              </table:table-cell>
              <table:table-cell>
                <text:p>800</text:p>
              </table:table-cell>
              <table:table-cell>
                <text:p>75%</text:p>
              </table:table-cell>
              <table:table-cell>
                <text:p>69%</text:p>
              </table:table-cell>
              <table:table-cell>
                <text:p>.06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ime-limited Comparison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Parallel threads run ~3-4 times faster</text:p>
                <text:list>
                  <text:list-item>
                    <text:p>Makes sense given run on a quad-co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urther Ideas</text:p>
          </draw:text-box>
        </draw:frame>
        <draw:frame presentation:style-name="pr3" draw:text-style-name="P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Random restart when solutions converge to avoid getting “stuck”</text:span></text:p>
                <text:p text:style-name="P2"><text:span text:style-name="T1"/></text:p>
              </text:list-item>
              <text:list-item>
                <text:p text:style-name="P2"><text:span text:style-name="T1">Would've liked some measure of how the individuals in the population were converging</text:span></text:p>
                <text:list>
                  <text:list-header>
                    <text:p text:style-name="P2"><text:span text:style-name="T1"/></text:p>
                  </text:list-header>
                </text:list>
              </text:list-item>
              <text:list-item>
                <text:p text:style-name="P2"><text:span text:style-name="T1">Would've worked better for me with a top-down approach (Experimenter-esque interface, more testing, etc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26T23:41:32.38</meta:creation-date>
    <dc:date>2012-11-27T12:35:02.11</dc:date>
    <meta:editing-duration>PT12H34M15S</meta:editing-duration>
    <meta:editing-cycles>15</meta:editing-cycles>
    <meta:generator>LibreOffice/3.5$Windows_x86 LibreOffice_project/7122e39-92ed229-498d286-15e43b4-d70da21</meta:generator>
    <meta:document-statistic meta:object-count="7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844cm" svg:height="13.971cm" xlink:href="." xlink:type="simple" chart:class="chart:line" chart:style-name="ch1">
        <chart:title svg:x="8.396cm" svg:y="0.415cm" chart:style-name="ch2">
          <text:p>Population Standard Deviation Over Time</text:p>
        </chart:title>
        <chart:plot-area chart:style-name="ch3" chart:data-source-has-labels="both" svg:x="0.946cm" svg:y="2.031cm" svg:width="22.906cm" svg:height="11.241cm">
          <chartooo:coordinate-region svg:x="1.858cm" svg:y="2.243cm" svg:width="21.994cm" svg:height="10.817cm"/>
          <chart:axis chart:dimension="x" chart:name="primary-x" chart:style-name="ch4" chartooo:axis-type="text">
            <chart:categories table:cell-range-address="local-table.$A$2:.$A$1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7" chart:label-cell-address="local-table.$B$1" chart:class="chart:line">
            <chart:data-point chart:repeated="1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7762394398569">
                <text:p>0.13776239439856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4007593472853">
                <text:p>0.1340075934728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8151137700144">
                <text:p>0.1281511377001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5148102021798">
                <text:p>0.1251481020217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80492115954933">
                <text:p>0.09804921159549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9825392729147">
                <text:p>0.1098253927291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70166006146557">
                <text:p>0.09701660061465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20340579937219">
                <text:p>0.09203405799372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331045444499">
                <text:p>0.103310454444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24435601559715">
                <text:p>0.09244356015597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22141787363244">
                <text:p>0.09221417873632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72695770345349">
                <text:p>0.03726957703453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85063363011185">
                <text:p>0.06850633630111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46390856489601">
                <text:p>0.03463908564896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79418845282824">
                <text:p>0.01794188452828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403085115852">
                <text:p>0.024030851158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26114145923941">
                <text:p>0.02261141459239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23359808741125">
                <text:p>0.0223359808741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30925139295055">
                <text:p>0.02309251392950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22440118300144">
                <text:p>0.03224401183001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83737320674411">
                <text:p>0.02837373206744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51265091097769">
                <text:p>0.03512650910977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54926060860973">
                <text:p>0.04549260608609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36423818060851">
                <text:p>0.04364238180608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4270707656237">
                <text:p>0.0442707076562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23535176584258">
                <text:p>0.03235351765842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3130237892614">
                <text:p>0.0331302378926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9036570072175">
                <text:p>0.0390365700721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442698321885063">
                <text:p>0.04426983218850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82654061334025">
                <text:p>0.03826540613340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50982673484643">
                <text:p>0.03509826734846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67479179232691">
                <text:p>0.03674791792326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422406814238589">
                <text:p>0.04224068142385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416637245712159">
                <text:p>0.04166372457121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33224316105091">
                <text:p>0.02332243161050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25819507867182">
                <text:p>0.02258195078671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08918426806598">
                <text:p>0.02089184268065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3085827454792">
                <text:p>0.0230858274547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806790002676638">
                <text:p>0.008067900026766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821038083007362">
                <text:p>0.008210380830073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25257344021893">
                <text:p>0.02252573440218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03714762728925">
                <text:p>0.01037147627289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587433135884585">
                <text:p>0.005874331358845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728360752447463">
                <text:p>0.007283607524474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45539601468941">
                <text:p>0.01455396014689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789649069531021">
                <text:p>0.007896490695310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828850871931569">
                <text:p>0.008288508719315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412399486357887">
                <text:p>0.004123994863578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299112757784692">
                <text:p>0.002991127577846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519167428954406">
                <text:p>0.005191674289544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812725089783586">
                <text:p>0.008127250897835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714073510569797">
                <text:p>0.007140735105697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08561336417571">
                <text:p>0.01085613364175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607426133710357">
                <text:p>0.006074261337103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44439183510553">
                <text:p>0.00444391835105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545934364955207">
                <text:p>0.005459343649552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61392390040578">
                <text:p>0.00613923900405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879216109253244">
                <text:p>0.008792161092532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1402712513735">
                <text:p>0.0114027125137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74978832511754">
                <text:p>0.00749788325117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890686155308612">
                <text:p>0.008906861553086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752796609010733">
                <text:p>0.007527966090107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00972062783042">
                <text:p>0.01009720627830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13117040323944">
                <text:p>0.01131170403239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2234125777811">
                <text:p>0.0122341257778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957371542369129">
                <text:p>0.009573715423691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963081900115999">
                <text:p>0.009630819001159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08236844361554">
                <text:p>0.01082368443615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901198521200587">
                <text:p>0.009011985212005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953721969616585">
                <text:p>0.009537219696165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03760253236131">
                <text:p>0.01037602532361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825532542029324">
                <text:p>0.008255325420293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880547959409241">
                <text:p>0.008805479594092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66987186624236">
                <text:p>0.01669871866242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1230329173253">
                <text:p>0.0112303291732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60614594071243">
                <text:p>0.01606145940712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72808273749379">
                <text:p>0.01728082737493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72854032337414">
                <text:p>0.01728540323374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78847660713454">
                <text:p>0.01788476607134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56036927505952">
                <text:p>0.01560369275059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78060121264325">
                <text:p>0.01780601212643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32001486855067">
                <text:p>0.02320014868550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79375083915307">
                <text:p>0.01793750839153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52545755708889">
                <text:p>0.01525457557088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5048743664157">
                <text:p>0.0150487436641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41177841011901">
                <text:p>0.01411778410119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23827577998449">
                <text:p>0.01238275779984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48121695840569">
                <text:p>0.01481216958405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264203383517341">
                <text:p>0.02642033835173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327738410265868">
                <text:p>0.03277384102658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31026871846395">
                <text:p>0.0310268718463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392574308595152">
                <text:p>0.03925743085951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81274255749035">
                <text:p>0.01812742557490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71704839269185">
                <text:p>0.01717048392691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73289669503144">
                <text:p>0.01732896695031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81822603196889">
                <text:p>0.01818226031968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9113351405428">
                <text:p>0.0191133514054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72261769968817">
                <text:p>0.01722617699688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40900421419793">
                <text:p>0.01409004214197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39965300148206">
                <text:p>0.01399653001482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66192669914463">
                <text:p>0.01661926699144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71504844855408">
                <text:p>0.01715048448554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02651060622913">
                <text:p>0.01026510606229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73054127357583">
                <text:p>0.01730541273575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20236445693589">
                <text:p>0.022023644569358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92047094692382">
                <text:p>0.019204709469238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224614817341765">
                <text:p>0.02246148173417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136787823797514">
                <text:p>0.01367878237975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337032377901737">
                <text:p>0.03370323779017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40545432491218">
                <text:p>0.01405454324912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3647437916218">
                <text:p>0.0136474379162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49568593547086">
                <text:p>0.01495685935470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46790018623655">
                <text:p>0.01467900186236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163108568505107">
                <text:p>0.01631085685051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92218610443013">
                <text:p>0.01922186104430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182843753450546">
                <text:p>0.01828437534505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7122e39-92ed229-498d286-15e43b4-d70da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298cm" svg:height="14.225cm" xlink:href="." xlink:type="simple" chart:class="chart:line" chart:style-name="ch1">
        <chart:title svg:x="9.655cm" svg:y="0.42cm" chart:style-name="ch2">
          <text:p>Population Average Over Time</text:p>
        </chart:title>
        <chart:plot-area chart:style-name="ch3" chart:data-source-has-labels="both" svg:x="0.955cm" svg:y="2.051cm" svg:width="23.333cm" svg:height="11.47cm">
          <chartooo:coordinate-region svg:x="1.682cm" svg:y="2.263cm" svg:width="22.606cm" svg:height="11.046cm"/>
          <chart:axis chart:dimension="x" chart:name="primary-x" chart:style-name="ch4" chartooo:axis-type="text">
            <chart:categories table:cell-range-address="local-table.$A$2:.$A$1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7" chart:label-cell-address="local-table.$B$1" chart:class="chart:line">
            <chart:data-point chart:repeated="1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32237583714608">
                <text:p>0.4322375837146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57675220476096">
                <text:p>0.4576752204760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268815065314">
                <text:p>0.462688150653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07960347457065">
                <text:p>0.507960347457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3495126317883">
                <text:p>0.4934951263178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19052118559777">
                <text:p>0.5190521185597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65947218354221">
                <text:p>0.5659472183542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01778728201048">
                <text:p>0.6017787282010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050295073271">
                <text:p>0.60502950732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39808368145348">
                <text:p>0.6398083681453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46928254094556">
                <text:p>0.6469282540945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81746900072939">
                <text:p>0.6817469000729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69383661560904">
                <text:p>0.6693836615609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85486705125655">
                <text:p>0.6854867051256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8964425435979">
                <text:p>0.689644254359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84327962336715">
                <text:p>0.6843279623367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84712552218023">
                <text:p>0.6847125522180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90862674888933">
                <text:p>0.6908626748889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87257144751674">
                <text:p>0.6872571447516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82618858165904">
                <text:p>0.6826188581659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8168224918772">
                <text:p>0.681682249187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7057058550494">
                <text:p>0.670570585504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61817850275181">
                <text:p>0.6618178502751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60945892182216">
                <text:p>0.6609458921822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54711226046018">
                <text:p>0.6547112260460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68219945626948">
                <text:p>0.6682199456269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69486439891254">
                <text:p>0.6694864398912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7315827862874">
                <text:p>0.6773158278628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75934951263179">
                <text:p>0.6759349512631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7882932166302">
                <text:p>0.678829321663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84415821232014">
                <text:p>0.6844158212320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84054439360785">
                <text:p>0.6840544393607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78254094556064">
                <text:p>0.6782540945560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84903189443671">
                <text:p>0.6849031894436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99016975001658">
                <text:p>0.6990169750016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05559976128904">
                <text:p>0.7055599761289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08782574099861">
                <text:p>0.7087825740998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05586499568994">
                <text:p>0.7055864995689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126765466481">
                <text:p>0.71267654664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13546847026059">
                <text:p>0.7135468470260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10307671905046">
                <text:p>0.7103076719050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13510377295935">
                <text:p>0.7135103772959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15633910218155">
                <text:p>0.7156339102181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14871361315563">
                <text:p>0.7148713613155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12974935349115">
                <text:p>0.7129749353491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13948014057423">
                <text:p>0.7139480140574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14989059080963">
                <text:p>0.7149890590809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17803859160533">
                <text:p>0.7178038591605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1938531927591">
                <text:p>0.719385319275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20219149923745">
                <text:p>0.7202191499237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21348053842583">
                <text:p>0.7213480538425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2163815396857">
                <text:p>0.721638153968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19009017969631">
                <text:p>0.7190090179696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20403156289371">
                <text:p>0.7204031562893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18307804522246">
                <text:p>0.7183078045222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17407665274186">
                <text:p>0.7174076652741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17976261521119">
                <text:p>0.7179762615211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20646840395199">
                <text:p>0.7206468403951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18786884158875">
                <text:p>0.7187868841588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22228300510576">
                <text:p>0.7222283005105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21472382468006">
                <text:p>0.7214723824680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19120084875008">
                <text:p>0.7191200848750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20600424375041">
                <text:p>0.7206004243750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24137988197069">
                <text:p>0.7241379881970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22284662820768">
                <text:p>0.7222846628207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18573038923148">
                <text:p>0.7185730389231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15706849678403">
                <text:p>0.7157068496784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15395199257344">
                <text:p>0.7153951992573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12156024136331">
                <text:p>0.7121560241363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14539818314435">
                <text:p>0.7145398183144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5993634374378">
                <text:p>0.7159936343743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9080299714873">
                <text:p>0.7190802997148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18810092168954">
                <text:p>0.7188100921689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14383993103906">
                <text:p>0.7143839931039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19219547775347">
                <text:p>0.7192195477753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18622770373318">
                <text:p>0.7186227703733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18236522777004">
                <text:p>0.7182365227770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18919501359326">
                <text:p>0.7189195013593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21497248193091">
                <text:p>0.7214972481930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07526026125588">
                <text:p>0.7075260261255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03278960281149">
                <text:p>0.7032789602811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04499038525297">
                <text:p>0.7044990385252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09516941847357">
                <text:p>0.7095169418473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08608514024269">
                <text:p>0.7086085140242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11313904913467">
                <text:p>0.7113139049134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08711292354618">
                <text:p>0.7087112923546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09056097075791">
                <text:p>0.7090560970757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13270008620118">
                <text:p>0.7132700086201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00888535243021">
                <text:p>0.7008885352430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94212916915324">
                <text:p>0.6942129169153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94078641999867">
                <text:p>0.6940786419998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92987865526159">
                <text:p>0.6929878655261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94854452622505">
                <text:p>0.6948544526225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00011604005039">
                <text:p>0.7000116040050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05062661627213">
                <text:p>0.7050626616272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0621477355613">
                <text:p>0.706214773556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00150852065513">
                <text:p>0.7001508520655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04140972084079">
                <text:p>0.7041409720840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07655327896028">
                <text:p>0.7076553278960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13517008155958">
                <text:p>0.7135170081559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14904515615675">
                <text:p>0.7149045156156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08381407068497">
                <text:p>0.7083814070684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12107950401167">
                <text:p>0.7121079504011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11875870300378">
                <text:p>0.7118758703003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03801140507924">
                <text:p>0.7038011405079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99792785624296">
                <text:p>0.6997927856242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00058020025197">
                <text:p>0.7000580200251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04296797294609">
                <text:p>0.7042967972946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92374510974074">
                <text:p>0.69237451097407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03280617996154">
                <text:p>0.7032806179961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09356143491811">
                <text:p>0.7093561434918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7115294078642">
                <text:p>0.71152940786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707663616471056">
                <text:p>0.7076636164710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70345302035674">
                <text:p>0.703453020356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705012930177044">
                <text:p>0.7050129301770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96059611431603">
                <text:p>0.6960596114316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7122e39-92ed229-498d286-15e43b4-d70da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747cm" svg:height="14.479cm" xlink:href="." xlink:type="simple" chart:class="chart:line" chart:style-name="ch1">
        <chart:title svg:x="10.289cm" svg:y="0.425cm" chart:style-name="ch2">
          <text:p>Population Max Over Time</text:p>
        </chart:title>
        <chart:plot-area chart:style-name="ch3" chart:data-source-has-labels="both" svg:x="0.964cm" svg:y="2.071cm" svg:width="23.755cm" svg:height="11.699cm">
          <chartooo:coordinate-region svg:x="1.876cm" svg:y="2.283cm" svg:width="22.843cm" svg:height="11.276cm"/>
          <chart:axis chart:dimension="x" chart:name="primary-x" chart:style-name="ch4" chartooo:axis-type="text">
            <chart:categories table:cell-range-address="local-table.$A$2:.$A$1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7" chart:label-cell-address="local-table.$B$1" chart:class="chart:line">
            <chart:data-point chart:repeated="1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42165638883363">
                <text:p>0.64216563888336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10894503017041">
                <text:p>0.7108945030170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35130296399443">
                <text:p>0.7351302963994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35727073801472">
                <text:p>0.7357270738014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60997281347391">
                <text:p>0.6609972813473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16630196936543">
                <text:p>0.7166301969365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15602413633048">
                <text:p>0.7156024136330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14906173330681">
                <text:p>0.7149061733306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07777998806445">
                <text:p>0.7077779988064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2001193554804">
                <text:p>0.720011935548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3248458325045">
                <text:p>0.7132484583250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12088057821099">
                <text:p>0.7120880578210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26079172468669">
                <text:p>0.7260791724686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13778927126848">
                <text:p>0.7137789271268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17193820038459">
                <text:p>0.7171938200384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16530734036204">
                <text:p>0.7165307340362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12054903520987">
                <text:p>0.7120549035209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13613155626285">
                <text:p>0.7136131556262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19580929646575">
                <text:p>0.7195809296465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21238644652211">
                <text:p>0.7212386446522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21769113454015">
                <text:p>0.721769113454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1112658311783">
                <text:p>0.711126583117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16630196936543">
                <text:p>0.7166301969365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13182149724819">
                <text:p>0.7131821497248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13248458325045">
                <text:p>0.7132484583250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13049532524368">
                <text:p>0.7130495325243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12618526622903">
                <text:p>0.7126185266229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12717989523241">
                <text:p>0.7127179895232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14607784629666">
                <text:p>0.7146077846296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14607784629666">
                <text:p>0.7146077846296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16630196936543">
                <text:p>0.7166301969365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1477355613023">
                <text:p>0.714773556130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1477355613023">
                <text:p>0.714773556130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19580929646575">
                <text:p>0.7195809296465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34467210397188">
                <text:p>0.7344672103971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37484251707446">
                <text:p>0.7374842517074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40700218818381">
                <text:p>0.7407002188183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0501293017704">
                <text:p>0.7405012930177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40832836018832">
                <text:p>0.7408328360188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40832836018832">
                <text:p>0.7408328360188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40501293017704">
                <text:p>0.7405012930177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22730588157284">
                <text:p>0.7227305881572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23194748358862">
                <text:p>0.7231947483588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23194748358862">
                <text:p>0.7231947483588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29361448179829">
                <text:p>0.7293614481798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24686691863935">
                <text:p>0.7246866918639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24985080564949">
                <text:p>0.7249850805649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24951926264836">
                <text:p>0.7249519262648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24951926264836">
                <text:p>0.7249519262648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40468138717592">
                <text:p>0.7404681387175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45739672435515">
                <text:p>0.7457396724355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46634838538559">
                <text:p>0.7466348385385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4835886214442">
                <text:p>0.748358862144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39705589814999">
                <text:p>0.7397055898149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28300510576222">
                <text:p>0.7283005105762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30157151382534">
                <text:p>0.7301571513825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30157151382534">
                <text:p>0.7301571513825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46833764339235">
                <text:p>0.7468337643392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47065844440024">
                <text:p>0.7470658444400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40600755918043">
                <text:p>0.7406007559180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40667064518268">
                <text:p>0.7406670645182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46402758437769">
                <text:p>0.7464027584377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46402758437769">
                <text:p>0.7464027584377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46502221338108">
                <text:p>0.7465022213381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45772826735628">
                <text:p>0.7457728267356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4056760161793">
                <text:p>0.740567601617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40534447317817">
                <text:p>0.7405344473178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39672435514886">
                <text:p>0.7396724355148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22730588157284">
                <text:p>0.7227305881572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31516477687156">
                <text:p>0.7315164776871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32975266892116">
                <text:p>0.7329752668921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33074729792454">
                <text:p>0.7330747297924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3074729792454">
                <text:p>0.7330747297924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2975266892116">
                <text:p>0.7329752668921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35130296399443">
                <text:p>0.7351302963994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47563158941715">
                <text:p>0.7475631589417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48657250845435">
                <text:p>0.7486572508454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46634838538559">
                <text:p>0.7466348385385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42523705324581">
                <text:p>0.7425237053245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39241429613421">
                <text:p>0.7392414296134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33107884092567">
                <text:p>0.7331078840925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39771898415224">
                <text:p>0.7397718984152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34898216298654">
                <text:p>0.7348982162986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33240501293018">
                <text:p>0.7332405012930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33207346992905">
                <text:p>0.7332073469929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33339964193356">
                <text:p>0.7333399641933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32080100789072">
                <text:p>0.7320801007890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33041575492341">
                <text:p>0.7330415754923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32610569590876">
                <text:p>0.7326105695908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27803196074531">
                <text:p>0.7278031960745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23095285458524">
                <text:p>0.7230952854585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31848020688283">
                <text:p>0.7318480206882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23095285458524">
                <text:p>0.7230952854585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23095285458524">
                <text:p>0.7230952854585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23625754260328">
                <text:p>0.7236257542603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24156223062131">
                <text:p>0.7241562230621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24156223062131">
                <text:p>0.7241562230621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24985080564949">
                <text:p>0.7249850805649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25880246667993">
                <text:p>0.7258802466679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40600755918043">
                <text:p>0.7406007559180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33074729792454">
                <text:p>0.7330747297924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40534447317817">
                <text:p>0.74053444731781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25051389165175">
                <text:p>0.7250513891651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41562230621311">
                <text:p>0.7415622306213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41562230621311">
                <text:p>0.7415622306213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28466282076785">
                <text:p>0.72846628207678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35030833499105">
                <text:p>0.7350308334991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28499436376898">
                <text:p>0.7284994363768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21271798952324">
                <text:p>0.7212717989523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28565744977124">
                <text:p>0.7285657449771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29958225581858">
                <text:p>0.7299582255818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731184934686029">
                <text:p>0.7311849346860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731218088986141">
                <text:p>0.73121808898614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731549631987269">
                <text:p>0.73154963198726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731019163185465">
                <text:p>0.7310191631854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730654465884225">
                <text:p>0.7306544658842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7122e39-92ed229-498d286-15e43b4-d70da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